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ítulo" style:master-page-name="MP0">
      <style:paragraph-properties style:page-number="auto" fo:break-before="page"/>
    </style:style>
    <style:style style:name="P2" style:family="paragraph" style:parent-style-name="Text_20_body">
      <style:paragraph-properties fo:text-align="justify" style:justify-single-word="false"/>
      <style:text-properties officeooo:rsid="0005589a" officeooo:paragraph-rsid="0005589a"/>
    </style:style>
    <style:style style:name="P3" style:family="paragraph" style:parent-style-name="Heading_20_1">
      <style:paragraph-properties fo:text-align="justify" style:justify-single-word="false"/>
    </style:style>
    <style:style style:name="P4" style:family="paragraph" style:parent-style-name="Heading_20_1">
      <style:paragraph-properties fo:text-align="justify" style:justify-single-word="false"/>
      <style:text-properties officeooo:rsid="0005589a" officeooo:paragraph-rsid="0005589a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/>
        <style:text-properties style:font-name="OpenSymbol"/>
      </text:list-level-style-bullet>
      <text:list-level-style-bullet text:level="2" text:style-name="WW_5f_CharLFO2LVL2" text:bullet-char="◦">
        <style:list-level-properties/>
        <style:text-properties style:font-name="OpenSymbol"/>
      </text:list-level-style-bullet>
      <text:list-level-style-bullet text:level="3" text:style-name="WW_5f_CharLFO2LVL3" text:bullet-char="▪">
        <style:list-level-properties/>
        <style:text-properties style:font-name="OpenSymbol"/>
      </text:list-level-style-bullet>
      <text:list-level-style-bullet text:level="4" text:style-name="WW_5f_CharLFO2LVL4" text:bullet-char="•">
        <style:list-level-properties/>
        <style:text-properties style:font-name="OpenSymbol"/>
      </text:list-level-style-bullet>
      <text:list-level-style-bullet text:level="5" text:style-name="WW_5f_CharLFO2LVL5" text:bullet-char="◦">
        <style:list-level-properties/>
        <style:text-properties style:font-name="OpenSymbol"/>
      </text:list-level-style-bullet>
      <text:list-level-style-bullet text:level="6" text:style-name="WW_5f_CharLFO2LVL6" text:bullet-char="▪">
        <style:list-level-properties/>
        <style:text-properties style:font-name="OpenSymbol"/>
      </text:list-level-style-bullet>
      <text:list-level-style-bullet text:level="7" text:style-name="WW_5f_CharLFO2LVL7" text:bullet-char="•">
        <style:list-level-properties/>
        <style:text-properties style:font-name="OpenSymbol"/>
      </text:list-level-style-bullet>
      <text:list-level-style-bullet text:level="8" text:style-name="WW_5f_CharLFO2LVL8" text:bullet-char="◦">
        <style:list-level-properties/>
        <style:text-properties style:font-name="OpenSymbol"/>
      </text:list-level-style-bullet>
      <text:list-level-style-bullet text:level="9" text:style-name="WW_5f_CharLFO2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Algoritmos de relação de dados</text:p>
      <text:p text:style-name="P3">Grupo</text:p>
      <text:p text:style-name="Text_20_body">Gustavo Murayama<text:line-break/>Lenin Cristi</text:p>
      <text:p text:style-name="P4">Descrição das atividades</text:p>
      <text:p text:style-name="P2">Não possuíamos um código em Scheme que pudesse realizar a leitura de qualquer tipo de arquivo e o colocasse os dados em uma lista própria. Essa parte é essencial para o programa, uma vez que necessitaremos desse “motor” para poder extrair os dados a serem filtrados, de forma a encontrar uma relação entre os e-mails enviados pela candidata dos EUA, Hillary Clinton, e os escândalos sobre as eleições.</text:p>
      <text:p text:style-name="P2">Seria interessante fazer uma concorrência desse código a fim de destrincharmos os dados e absorvê-los mais rápido. Com as aulas ministradas durante essa última semana, será possível realizar essa próxima etapa, também.</text:p>
      <text:p text:style-name="P2">Já temos os dados necessários para consumação, porém, não temos por completo a ferramenta que irá analisar tais dados. A princípio, temos o arquivo em Scheme para extraí-los, e, em mais ou menos uma semana, teremos a análise desses dados.</text:p>
      <text:p text:style-name="P2">Repositório do GitHub: <text:a xlink:type="simple" xlink:href="https://github.com/lnncrs/HappyHillary">https://github.com/lnncrs/HappyHillary</text:a></text:p>
      <text:p text:style-name="P2">Foram criados alguns branchs para facilitar o trabalho realizado. O branch “fase02” contém as últimas mudanças efetuada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fo:text-shadow="none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1" style:display-name="WW_CharLFO1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2" style:display-name="WW_CharLFO1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3" style:display-name="WW_CharLFO1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4" style:display-name="WW_CharLFO1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5" style:display-name="WW_CharLFO1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6" style:display-name="WW_CharLFO1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7" style:display-name="WW_CharLFO1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8" style:display-name="WW_CharLFO1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1LVL9" style:display-name="WW_CharLFO1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1" style:display-name="WW_CharLFO2LVL1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2" style:display-name="WW_CharLFO2LVL2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3" style:display-name="WW_CharLFO2LVL3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4" style:display-name="WW_CharLFO2LVL4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5" style:display-name="WW_CharLFO2LVL5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6" style:display-name="WW_CharLFO2LVL6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7" style:display-name="WW_CharLFO2LVL7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8" style:display-name="WW_CharLFO2LVL8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WW_5f_CharLFO2LVL9" style:display-name="WW_CharLFO2LVL9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Lenin Cristi</meta:initial-creator>
    <meta:creation-date>2016-07-07T21:09:00Z</meta:creation-date>
    <dc:date>2016-08-01T22:58:18.984802899</dc:date>
    <meta:editing-cycles>2</meta:editing-cycles>
    <meta:editing-duration>PT9M</meta:editing-duration>
    <meta:document-statistic meta:table-count="0" meta:image-count="0" meta:object-count="0" meta:page-count="1" meta:paragraph-count="9" meta:word-count="174" meta:character-count="1127" meta:non-whitespace-character-count="962"/>
    <meta:template xlink:type="simple" xlink:actuate="onRequest" xlink:title="" xlink:href="Normal.dotm"/>
  </office:meta>
</office:document-meta>
</file>